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ndard Symbols L" svg:font-family="'Standard Symbols L'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none" style:font-style-asian="italic" style:font-style-complex="italic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 style:list-style-name="L2">
      <style:text-properties style:font-name="Courier 10 Pitch"/>
    </style:style>
    <style:style style:name="P11" style:family="paragraph" style:parent-style-name="Standard" style:list-style-name="L2">
      <style:text-properties style:font-name="Nimbus Roman No9 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fo:font-style="italic" style:font-style-asian="italic" style:font-style-complex="italic"/>
    </style:style>
    <style:style style:name="T7" style:family="text">
      <style:text-properties style:font-name="Courier 10 Pitch" fo:font-style="normal" style:font-style-asian="normal" style:font-style-complex="normal"/>
    </style:style>
    <style:style style:name="T8" style:family="text">
      <style:text-properties style:font-name="Nimbus Roman No9 L"/>
    </style:style>
    <style:style style:name="T9" style:family="text">
      <style:text-properties style:font-name="Nimbus Roman No9 L" fo:font-style="italic" style:font-style-asian="italic" style:font-style-complex="italic"/>
    </style:style>
    <style:style style:name="T10" style:family="text">
      <style:text-properties style:font-name="Nimbus Roman No9 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ombre</text:span><text:span text:style-name="T12">:</text:span> gontro.pl</text:p>
      <text:p text:style-name="Standard"/>
      <text:p text:style-name="Standard"><text:span text:style-name="T3">Tipo</text:span><text:span text:style-name="T12">:</text:span> Solicitado</text:p>
      <text:p text:style-name="Standard"/>
      <text:p text:style-name="P7">Parámetros:</text:p>
      <text:list text:style-name="L1">
        <text:list-item>
          <text:p text:style-name="P2">&lt;area a procesar&gt; (6 digitos – Opcional)</text:p>
        </text:list-item>
        <text:list-item>
          <text:p text:style-name="P2">&lt;periodo a procesar&gt; (6 digitos - Opcional)</text:p>
        </text:list-item>
        <text:list-item>
          <text:p text:style-name="P2">&lt;tipo de corrida&gt; (<text:span text:style-name="T2">definitiva</text:span> <text:span text:style-name="T5">-d</text:span> o <text:span text:style-name="T2">test </text:span><text:span text:style-name="T6">-t</text:span><text:span text:style-name="T9">)</text:span></text:p>
        </text:list-item>
      </text:list>
      <text:p text:style-name="Standard"><text:span text:style-name="T9"/></text:p>
      <text:p text:style-name="P6"><text:span text:style-name="T9">Consideraciones e hipotesis</text:span></text:p>
      <text:p text:style-name="Standard">La corrida <text:span text:style-name="T2">default </text:span><text:span text:style-name="T11">es del tipo </text:span><text:span text:style-name="T2">test (</text:span><text:span text:style-name="T6">-t)</text:span><text:span text:style-name="T11">, si la invocacion no presenta parametro alguno. Si se especifica el tipo </text:span><text:span text:style-name="T2">definitiva (</text:span><text:span text:style-name="T6">-d)</text:span><text:span text:style-name="T11">, el parametro &lt;periodo a procesar&gt; es mandatorio.</text:span></text:p>
      <text:p text:style-name="Standard"><text:span text:style-name="T11"/></text:p>
      <text:p text:style-name="Standard"><text:span text:style-name="T11">Ante el ingreso de un mismo parametro repetido mas de una vez o distintos parametros de indole excluyente siendo especificados simultaneamente, se considera valida solo la primera ocurrencia (ver </text:span><text:span text:style-name="T2">Ejemplos de invocaccion</text:span><text:span text:style-name="T11">).</text:span></text:p>
      <text:p text:style-name="Standard"><text:span text:style-name="T11"/></text:p>
      <text:p text:style-name="Standard"><text:span text:style-name="T11">Todo tipo de conflicto/error con la manipulacion interna de archivos (apertura, cierre, modificacion) es considerado un </text:span><text:span text:style-name="T2">error fatal</text:span><text:span text:style-name="T11">. </text:span><text:span text:style-name="T7">GONTRO </text:span><text:span text:style-name="T10">informara un mensaje descriptivo del mismo por salida standard y archivo de log, finalizando -de manera inmediata- su ejecucion.</text:span></text:p>
      <text:p text:style-name="Standard"><text:span text:style-name="T10"/></text:p>
      <text:p text:style-name="Standard"><text:span text:style-name="T10">Una vez corroborada la inicializacion del entorno, </text:span><text:span text:style-name="T7">GONTRO </text:span><text:span text:style-name="T10">asume la existencia y validez de la jerarquia de directorios especificada por el usuario al momento de la instalacion.</text:span></text:p>
      <text:p text:style-name="Standard"><text:span text:style-name="T10"/></text:p>
      <text:p text:style-name="Standard"><text:span text:style-name="T7">GONTRO </text:span><text:span text:style-name="T10">-aunque no corrobora la validez- solo identifica registros de archivos validos; es decir, solo aquellos que cumplen con la disposicion, orden y formato de campos enunciada en este documento.</text:span></text:p>
      <text:p text:style-name="Standard"><text:span text:style-name="T11"/></text:p>
      <text:p text:style-name="P9"><text:span text:style-name="T4">Ejemplos de Invocaciones validas</text:span></text:p>
      <text:p text:style-name="Standard"/>
      <text:list text:style-name="L2">
        <text:list-item>
          <text:p text:style-name="P10">$ perl -w gontro.pl <text:s/></text:p>
          <text:list>
            <text:list-header>
              <text:p text:style-name="P3">Realiza el control todas las areas y periodos determinados por los nombres validos de archivos presentes en <text:span text:style-name="T5">$GASTODIR/aproc</text:span>. Corrida tipo <text:span text:style-name="T2">test</text:span> . Genera un archivo final de informe <text:span text:style-name="T5">$GRUPO/informe.proc&lt;numero-corrida&gt;</text:span><text:span text:style-name="T8">.</text:span></text:p>
            </text:list-header>
          </text:list>
        </text:list-item>
        <text:list-item>
          <text:p text:style-name="P10">$perl -w gontro.pl -t</text:p>
        </text:list-item>
      </text:list>
      <text:p text:style-name="Standard"><text:span text:style-name="T8"><text:tab/><text:tab/>Idem anterior.</text:span></text:p>
      <text:list text:style-name="L2">
        <text:list-item>
          <text:p text:style-name="P10">$perl -w gontro.pl 112233 200810</text:p>
          <text:list>
            <text:list-item>
              <text:list>
                <text:list-header>
                  <text:p text:style-name="P11">Procesa todos los archivos pertenecientes al area 112233, del periodo 200811. Corrida tipo <text:span text:style-name="T2">test</text:span>.</text:p>
                </text:list-header>
              </text:list>
            </text:list-item>
          </text:list>
        </text:list-item>
        <text:list-item>
          <text:p text:style-name="P10">$perl -w gontro.pl -t -d -d </text:p>
          <text:list>
            <text:list-item>
              <text:list>
                <text:list-header>
                  <text:p text:style-name="P11">Corrida tipo <text:span text:style-name="T2">test </text:span>sin parametros (los<text:span text:style-name="T5"> -d</text:span> subsiguientes, se ignoran).</text:p>
                </text:list-header>
              </text:list>
            </text:list-item>
          </text:list>
        </text:list-item>
        <text:list-item>
          <text:p text:style-name="P10">$perl -w gontro.pl -d 200811</text:p>
          <text:list>
            <text:list-item>
              <text:list>
                <text:list-header>
                  <text:p text:style-name="P3"><text:span text:style-name="T8">Corrida tipo definitiva. Realiza el control de todos los archivos pertenecientes al periodo 200811. Confecciona una archivo de informe </text:span><text:span text:style-name="T5">$GRUPO/informe.proc&lt;numero-corrida&gt;</text:span><text:span text:style-name="T8">; actualiza las tablas de acumulacion </text:span><text:span text:style-name="T5">$CONFDIR/area.acum</text:span><text:span text:style-name="T8"> y </text:span><text:soft-page-break/><text:span text:style-name="T5">$CONFDIR/cxa.acum</text:span><text:span text:style-name="T8">; genera archivos resumenes de gastos extraordinarios (</text:span><text:span text:style-name="T5">$GASTODIR/proc/&lt;area&gt;.ge</text:span><text:span text:style-name="T8">) y gastos normales (</text:span><text:span text:style-name="T5">$GASTODIR/proc/&lt;area&gt;.gn</text:span><text:span text:style-name="T8">); mueve los archivos ya procesados de </text:span><text:span text:style-name="T5">$GASTODIR/aproc</text:span><text:span text:style-name="T8"> a </text:span><text:span text:style-name="T5">$GASTODIR/proc</text:span><text:span text:style-name="T8">.</text:span></text:p>
                </text:list-header>
              </text:list>
            </text:list-item>
          </text:list>
        </text:list-item>
      </text:list>
      <text:p text:style-name="Standard"><text:tab/></text:p>
      <text:p text:style-name="P8"><text:span text:style-name="T13">Archivos de Output</text:span></text:p>
      <text:list text:style-name="L3">
        <text:list-header>
          <text:p text:style-name="P4">Tipo de corrida <text:span text:style-name="T2">test</text:span> (<text:span text:style-name="T5">-t</text:span>): <text:s/>Archivo de informe general <text:span text:style-name="T8"><text:s/></text:span><text:span text:style-name="T5">$GRUPO/informe.proc&lt;numero-corrida&gt;.</text:span></text:p>
        </text:list-header>
      </text:list>
      <text:p text:style-name="Standard"><text:span text:style-name="T5"><text:tab/></text:span></text:p>
      <text:p text:style-name="Standard"><text:span text:style-name="T5"><text:tab/></text:span><text:span text:style-name="T8">Tipo de corrida </text:span><text:span text:style-name="T9">definitiva</text:span><text:span text:style-name="T8"> (-d): Archivo de informe general </text:span><text:span text:style-name="T5">$GRUPO/informe.proc&lt;numero-corrida&gt;; </text:span><text:span text:style-name="T8">archivos de informe de gastos normales y extraordinarios</text:span><text:span text:style-name="T5"> $GASTODIR/proc/&lt;area&gt;.ge </text:span><text:span text:style-name="T8">y</text:span><text:span text:style-name="T5"> $GASTODIR/proc/&lt;area&gt;.gn; </text:span><text:span text:style-name="T8">tablas de acumulacion de conceptos por area y gastos totales del area</text:span><text:span text:style-name="T5"> $CONFDIR/area.acum y $CONFDIR/cxa.acum</text:span></text:p>
      <text:p text:style-name="Standard"/>
      <text:p text:style-name="P1"/>
      <text:p text:style-name="P1"><text:span text:style-name="T1">Código (sacar del repo!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ndard Symbols L" svg:font-family="'Standard Symbols L'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22T02:08:09</meta:creation-date>
    <dc:creator>Nicolas Fantone</dc:creator>
    <dc:date>2008-05-22T16:26:07</dc:date>
    <meta:editing-cycles>10</meta:editing-cycles>
    <meta:editing-duration>PT1H1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398" meta:character-count="2690"/>
  </office:meta>
</office:document-meta>
</file>